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12" style:family="paragraph" style:parent-style-name="Heading_20_2" style:master-page-name="Standard">
      <style:paragraph-properties fo:margin-left="7.251cm" fo:margin-right="0cm" fo:text-indent="0cm" style:auto-text-indent="false" style:page-number="auto"/>
      <style:text-properties style:font-size-complex="14pt" style:font-weight-complex="bold"/>
    </style:style>
    <style:style style:name="T1" style:family="text">
      <style:text-properties fo:color="#ff0000" fo:font-size="24pt" style:font-size-asian="24pt"/>
    </style:style>
    <style:style style:name="T2" style:family="text">
      <style:text-properties fo:color="#ff0000" fo:font-size="24pt" fo:language="ru" fo:country="RU" style:font-size-asian="2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_____________________________</text:h>
      <text:p text:style-name="P6"><text:tab/><text:tab/>Название организации</text:p>
      <text:p text:style-name="P8">__________ ___________________</text:p>
      <text:p text:style-name="P2"><text:s text:c="99"/>ФИО</text:p>
      <text:p text:style-name="P7"/>
      <text:p text:style-name="P4"><text:span text:style-name="T3">Уважаемый </text:span><text:span text:style-name="T4">...</text:span><text:span text:style-name="T3">!</text:span></text:p>
      <text:p text:style-name="P3"/>
      <text:p text:style-name="P9"><text:span text:style-name="T5">Диссертационный совет ___ШИФР_СОВЕТА___ просит Вас дать официальный отзыв на диссертацию ___ФИО_в_родительном_падеже___</text:span><text:span text:style-name="T6"> </text:span><text:span text:style-name="T8">«___Тема_диссертации___»</text:span><text:span text:style-name="T5">, представленную к защите на соискание ученой степени ___кандидат_или_доктор___а ___каких_наук___ наук по специальности(ям) ___ШИФР_СПЕЦ___ ___Название_научной_специальности___ и выступить в качестве официального оппонента.</text:span></text:p>
      <text:p text:style-name="P9"><text:span text:style-name="T5">Обращение обусловлено требованием п. 4.2 раздела </text:span><text:span text:style-name="T7">IV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официального оппонента.</text:span></text:p>
      <text:p text:style-name="P11"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11">Защита диссертации состоится _______ .</text:p>
      <text:p text:style-name="P9"><text:span text:style-name="T5">Обращаем Ваше внимание, что в заключение отзыва необходимо дать оценку соответствия/несоответствия диссертации критериям раздела </text:span><text:span text:style-name="T7">II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11">В конце отзыва необходимо указать шифр научной специальности, ученую степень, звание, должность, место работы, адрес организации (или домашний адрес) адрес электронной почты.</text:p>
      <text:p text:style-name="P10"/>
      <text:p text:style-name="P10">С уважением,</text:p>
      <text:p text:style-name="P5">Председатель</text:p>
      <text:p text:style-name="P5">диссертационного совета <text:s text:c="2"/>___ШИФР_СОВЕТА___ <text:s text:c="44"/>ФИО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4pt" style:font-size-asian="24pt"/>
    </style:style>
    <style:style style:name="MT2" style:family="text">
      <style:text-properties fo:color="#ff0000" fo:font-size="24pt" fo:language="ru" fo:country="RU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left="0cm" fo:margin-right="0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5T13:21:00</meta:creation-date>
    <dc:date>2025-10-19T02:10:46.423243162</dc:date>
    <meta:editing-cycles>18</meta:editing-cycles>
    <meta:editing-duration>PT1H5M29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192" meta:character-count="1883" meta:non-whitespace-character-count="1554"/>
  </office:meta>
</office:document-meta>
</file>